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4E000003A029EC126056622A5A.png" manifest:media-type="image/png"/>
  <manifest:file-entry manifest:full-path="Pictures/100000000000084D000003A11E4DFDC86475CD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g>
          <draw:frame draw:style-name="gr1" draw:text-style-name="P1" draw:layer="layout" svg:width="16.5cm" svg:height="7.2cm" svg:x="5.809cm" svg:y="0.306cm">
            <draw:image xlink:href="Pictures/100000000000084E000003A029EC126056622A5A.png" xlink:type="simple" xlink:show="embed" xlink:actuate="onLoad" draw:mime-type="image/png">
              <text:p/>
            </draw:image>
          </draw:frame>
          <draw:frame draw:style-name="gr1" draw:text-style-name="P1" draw:layer="layout" svg:width="16.5cm" svg:height="7.21cm" svg:x="5.8cm" svg:y="7.8cm">
            <draw:image xlink:href="Pictures/100000000000084D000003A11E4DFDC86475CD8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8T23:45:04.002000000</meta:creation-date>
    <dc:date>2023-07-31T15:26:25.096000000</dc:date>
    <meta:editing-duration>PT23M11S</meta:editing-duration>
    <meta:editing-cycles>3</meta:editing-cycles>
    <meta:generator>LibreOffice/7.2.7.2$Windows_X86_64 LibreOffice_project/8d71d29d553c0f7dcbfa38fbfda25ee34cce99a2</meta:generator>
    <meta:document-statistic meta:object-count="26"/>
  </office:meta>
</office:document-meta>
</file>